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/>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  <text:p text:style-name="P1"/>
      <text:p text:style-name="P1">Mon Dec 18, 2017 <text:span text:style-name="T1">5.5 miles</text:span> </text:p>
      <text:p text:style-name="P1">I ran 5 miles on a treadmill in 46:41 or 9:20 / mile.</text:p>
      <text:p text:style-name="P1">Splits: 9:50, 9:31, 9:30, 9:29, (4:26 + 3:55) = 8:21</text:p>
      <text:p text:style-name="P1">I warmed down with ½ mile in 5:15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8T19:36:36.78</dc:date>
    <dc:creator>James Lombardi</dc:creator>
    <meta:editing-duration>PT13H41M43S</meta:editing-duration>
    <meta:editing-cycles>88</meta:editing-cycles>
    <meta:generator>OpenOffice/4.1.2$Win32 OpenOffice.org_project/412m3$Build-9782</meta:generator>
    <meta:document-statistic meta:table-count="0" meta:image-count="0" meta:object-count="0" meta:page-count="10" meta:paragraph-count="180" meta:word-count="3181" meta:character-count="15369"/>
  </office:meta>
</office:document-meta>
</file>